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ny" style:master-page-name="MP0" style:family="paragraph">
      <style:paragraph-properties fo:break-before="page"/>
      <style:text-properties style:font-name="Times New Roman" style:font-name-complex="Times New Roman" fo:font-size="13pt" style:font-size-asian="13pt" style:font-size-complex="13pt" fo:language="en" fo:country="US"/>
    </style:style>
    <style:style style:name="P2" style:parent-style-name="Normalny" style:family="paragraph">
      <style:text-properties style:font-name="Times New Roman" style:font-name-complex="Times New Roman" fo:font-size="13pt" style:font-size-asian="13pt" style:font-size-complex="13pt" fo:language="en" fo:country="US"/>
    </style:style>
    <style:style style:name="P3" style:parent-style-name="Normalny" style:family="paragraph">
      <style:text-properties style:font-name="Times New Roman" style:font-name-complex="Times New Roman" fo:font-size="13pt" style:font-size-asian="13pt" style:font-size-complex="13pt" fo:language="en" fo:country="US"/>
    </style:style>
    <style:style style:name="P4" style:parent-style-name="Normalny" style:family="paragraph">
      <style:text-properties style:font-name="Times New Roman" style:font-name-complex="Times New Roman" fo:font-size="13pt" style:font-size-asian="13pt" style:font-size-complex="13pt" fo:language="en" fo:country="US"/>
    </style:style>
    <style:style style:name="P5" style:parent-style-name="Normalny" style:family="paragraph">
      <style:text-properties style:font-name="Times New Roman" style:font-name-complex="Times New Roman" fo:font-size="13pt" style:font-size-asian="13pt" style:font-size-complex="13pt" fo:language="en" fo:country="US"/>
    </style:style>
    <style:style style:name="P6" style:parent-style-name="Normalny" style:family="paragraph">
      <style:text-properties style:font-name="Times New Roman" style:font-name-complex="Times New Roman" fo:font-size="13pt" style:font-size-asian="13pt" style:font-size-complex="13pt" fo:language="en" fo:country="US"/>
    </style:style>
    <style:style style:name="P7" style:parent-style-name="Normalny" style:family="paragraph">
      <style:text-properties style:font-name="Times New Roman" style:font-name-complex="Times New Roman" fo:font-size="13pt" style:font-size-asian="13pt" style:font-size-complex="13pt" fo:language="en" fo:country="US"/>
    </style:style>
    <style:style style:name="P8" style:parent-style-name="Normalny" style:family="paragraph">
      <style:text-properties style:font-name="Times New Roman" style:font-name-complex="Times New Roman" fo:font-size="13pt" style:font-size-asian="13pt" style:font-size-complex="13pt" fo:language="en" fo:country="US"/>
    </style:style>
    <style:style style:name="P9" style:parent-style-name="Normalny" style:family="paragraph">
      <style:text-properties style:font-name="Times New Roman" style:font-name-complex="Times New Roman" fo:font-size="13pt" style:font-size-asian="13pt" style:font-size-complex="13pt" fo:language="en" fo:country="US"/>
    </style:style>
    <style:style style:name="P10" style:parent-style-name="Normalny" style:family="paragraph">
      <style:text-properties style:font-name="Times New Roman" style:font-name-complex="Times New Roman" fo:font-size="13pt" style:font-size-asian="13pt" style:font-size-complex="13pt" fo:language="en" fo:country="US"/>
    </style:style>
    <style:style style:name="P11" style:parent-style-name="Normalny" style:family="paragraph">
      <style:text-properties style:font-name="Times New Roman" style:font-name-complex="Times New Roman" fo:language="en" fo:country="US"/>
    </style:style>
  </office:automatic-styles>
  <office:body>
    <office:text text:use-soft-page-breaks="true">
      <text:p text:style-name="P1">In this project we study a model in which households face random differences in their productivity and cannot borrow beyond a set limit. Households decide how much to consume today and how much to save for tomorrow. They make these decisions while considering a tax system that becomes steeper for higher incomes. At the same time, a representative firm produces goods using capital and labor, and the government collects taxes to finance its spending. We compare two tax regimes: one in which there is no progressivity (lambda equals zero) and one in which there is moderate progressivity (lambda equals 0.15). Our aim is to understand how changing tax progressivity affects key outcomes such as the equilibrium interest rate, the tax rate, the ratio of capital to output, and measures of income and wealth inequality.</text:p>
      <text:p text:style-name="P2">Households maximize their lifetime satisfaction using constant relative risk aversion preferences with gamma equal to two. In simple terms, households care about both current and future consumption. The decision problem is captured by what is known as the Bellman equation. This equation states that the “value” a household obtains from having a given amount of savings and a certain productivity level today is equal to the best possible combination of immediate satisfaction from consuming today and the discounted value of what the household can expect to achieve in the future. In our code, the Bellman equation is implemented through value function iteration on a grid. In each iteration, the household considers all possible choices for next-period savings (subject to the borrowing limit, which in our case is set so that households cannot borrow) and then picks the option that gives the highest sum of current utility and the expected future value. By repeating this process until the changes become negligibly small, the code finds a solution that accurately represents optimal household behavior under uncertainty and progressive taxation.</text:p>
      <text:p text:style-name="P3">The productivity of each household follows a process where today's productivity is partly determined by yesterday's productivity and partly by a random shock. We approximate this process using the Tauchen method with five grid points. The parameters for this process are set with an autoregressive coefficient (rho) of 0.9 and a shock standard deviation of 0.4. The method is calibrated so that, on average, productivity is one, which simplifies the analysis by keeping the total labor supply normalized at one.</text:p>
      <text:p text:style-name="P4">Firms produce output according to a Cobb–Douglas production function. This function says that output is equal to total factor productivity (A) multiplied by capital raised to the power of alpha and labor raised to one minus alpha. Based on available data, we set alpha to 0.36, which implies that the labor share in income is about 64 percent. The firm’s decisions, combined with these parameters, determine values for A (total factor productivity), delta (the depreciation rate), and the capital stock (K). In our calibration we fix the wage rate at one and the interest rate at 0.04. Moreover, we<text:s/><text:soft-page-break/>require that the investment-to-output ratio is 20 percent, a condition that helps pin down delta and A.</text:p>
      <text:p text:style-name="P5">The government finances its spending entirely through taxes collected from households. The tax function in the model is progressive. In words, the tax is calculated by taking the household’s labor income and subtracting from it a term that depends on one minus tau (the base tax rate) and on the ratio of the household’s income to the average income raised to the power of one minus lambda, all multiplied by the average income. In the case where lambda equals zero, this simplifies to a flat tax in which the tax is simply tau times labor income. For our baseline case, tau is set to approximately 0.3125 so that government spending is 20 percent of output. When we switch to the moderate-progressivity case (lambda equals 0.15), we adjust tau so that the government still collects the same fraction of output, even though the tax schedule has changed.</text:p>
      <text:p text:style-name="P6">To solve the model we first focus on the economy with no tax progressivity (lambda equals zero). The household problem is solved using value function iteration. We create a discretized grid for assets and for productivity, and then iterate on the Bellman equation until the maximum difference between successive value functions is less than one times ten to the negative six. After obtaining the household policy functions, we use a bisection method to adjust the discount factor (beta) until the aggregate savings chosen by households exactly equal the capital stock (K) determined by the firm’s calibration. This matching ensures that the asset market clears. We then turn to the economy with moderate progressivity (lambda equals 0.15). Here we keep all the parameters from the baseline fixed, but allow the equilibrium interest rate and the tax rate to adjust. We use a gradient-based iterative procedure that simultaneously updates the interest rate and tau until two conditions are met: first, the aggregate household asset demand equals the firm’s capital stock; and second, the government spending-to-output ratio remains at 20 percent. In this case, the wage remains fixed at one by assumption.</text:p>
      <text:p text:style-name="P7">The accuracy of our numerical solution is an important aspect of the study. The value function iteration continues until the difference between successive iterations is extremely small, ensuring that the household’s decision problem is solved with high precision. The bisection method for beta and the gradient-like updates for the interest rate and tax rate are both run until the error in market clearing conditions is below a tight tolerance (for instance, 10 to the negative 4). We have conducted sensitivity tests by varying the number of grid points and the convergence criteria, and the results remain robust. This gives us confidence that the numerical methods used capture the optimal behavior and equilibrium conditions reliably.</text:p>
      <text:soft-page-break/>
      <text:p text:style-name="P8">Our results show that in the baseline economy with lambda equal to zero, the interest rate is fixed at 0.04 and the tax rate is about 31.25 percent, ensuring that the household asset demand matches the capital stock. In the moderate-progressivity economy, the equilibrium interest rate and tax rate adjust to clear the asset market and keep government revenue at 20 percent of output, even though the wage remains fixed at one. We also compute the ratio of capital to output, which provides insight into how capital accumulation changes with tax progressivity.</text:p>
      <text:p text:style-name="P9">Furthermore, the code calculates Gini coefficients for after-tax labor income and for assets, and it generates Lorenz curves. These tools help us understand how the distribution of income and wealth changes when the tax system becomes more progressive. Our analysis indicates that increasing tax progressivity leads to changes in household saving behavior, which in turn affect the distribution of assets and income. For example, a steeper tax on higher incomes tends to reduce the net labor income of top earners, which may lead to a higher measured inequality in after-tax income and alter the wealth distribution.</text:p>
      <text:p text:style-name="P10">In conclusion, this project shows that even when the wage rate is fixed, adjustments in the equilibrium interest rate and tax rate occur as tax progressivity increases. These adjustments affect capital accumulation and the distribution of income and wealth in the economy. The numerical solution, based on value function iteration, bisection for beta, and gradient-based updates for equilibrium prices, is accurate and robust. The combination of equilibrium statistics, Gini coefficients, and Lorenz curves provides a comprehensive picture of the economic trade-offs between efficiency and redistribution that policymakers face.</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Calibri Light" style:font-name-asian="DengXian Light" style:font-name-complex="Times New Roman" fo:color="#2F5496"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Calibri Light" style:font-name-asian="DengXian Light" style:font-name-complex="Times New Roman" fo:color="#2F5496"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DengXian Light" style:font-name-complex="Times New Roman" fo:color="#2F5496"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2F5496"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DengXian Light" style:font-name-complex="Times New Roman" fo:color="#2F5496"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DengXian Light"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DengXian Light" style:font-name-complex="Times New Roman" fo:color="#2F5496" fo:font-size="20pt" style:font-size-asian="20pt" style:font-size-complex="20pt"/>
    </style:style>
    <style:style style:name="Nagłówek2Znak" style:display-name="Nagłówek 2 Znak" style:family="text" style:parent-style-name="Domyślnaczcionkaakapitu">
      <style:text-properties style:font-name="Calibri Light" style:font-name-asian="DengXian Light" style:font-name-complex="Times New Roman" fo:color="#2F5496" fo:font-size="16pt" style:font-size-asian="16pt" style:font-size-complex="16pt"/>
    </style:style>
    <style:style style:name="Nagłówek3Znak" style:display-name="Nagłówek 3 Znak" style:family="text" style:parent-style-name="Domyślnaczcionkaakapitu">
      <style:text-properties style:font-name-asian="DengXian Light" style:font-name-complex="Times New Roman" fo:color="#2F5496" fo:font-size="14pt" style:font-size-asian="14pt" style:font-size-complex="14pt"/>
    </style:style>
    <style:style style:name="Nagłówek4Znak" style:display-name="Nagłówek 4 Znak" style:family="text" style:parent-style-name="Domyślnaczcionkaakapitu">
      <style:text-properties style:font-name-asian="DengXian Light" style:font-name-complex="Times New Roman" fo:font-style="italic" style:font-style-asian="italic" style:font-style-complex="italic" fo:color="#2F5496"/>
    </style:style>
    <style:style style:name="Nagłówek5Znak" style:display-name="Nagłówek 5 Znak" style:family="text" style:parent-style-name="Domyślnaczcionkaakapitu">
      <style:text-properties style:font-name-asian="DengXian Light" style:font-name-complex="Times New Roman" fo:color="#2F5496"/>
    </style:style>
    <style:style style:name="Nagłówek6Znak" style:display-name="Nagłówek 6 Znak" style:family="text" style:parent-style-name="Domyślnaczcionkaakapitu">
      <style:text-properties style:font-name-asian="DengXian Light"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DengXian Light" style:font-name-complex="Times New Roman" fo:color="#595959"/>
    </style:style>
    <style:style style:name="Nagłówek8Znak" style:display-name="Nagłówek 8 Znak" style:family="text" style:parent-style-name="Domyślnaczcionkaakapitu">
      <style:text-properties style:font-name-asian="DengXian Light"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DengXian Light"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Calibri Light" style:font-name-asian="DengXian Light"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DengXian Light"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DengXian Light"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DengXian Light"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2F5496"/>
    </style:style>
    <style:style style:name="Cytatintensywny" style:display-name="Cytat intensywny" style:family="paragraph" style:parent-style-name="Normalny" style:next-style-name="Normalny">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ytatintensywnyZnak" style:display-name="Cytat intensywny Znak" style:family="text" style:parent-style-name="Domyślnaczcionkaakapitu">
      <style:text-properties fo:font-style="italic" style:font-style-asian="italic" style:font-style-complex="italic" fo:color="#2F5496"/>
    </style:style>
    <style:style style:name="Odwołanieintensywne" style:display-name="Odwołanie intensywne" style:family="text" style:parent-style-name="Domyślnaczcionkaakapitu">
      <style:text-properties fo:font-weight="bold" style:font-weight-asian="bold" style:font-weight-complex="bold" fo:font-variant="small-caps" fo:color="#2F5496" fo:letter-spacing="0.0034in"/>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orm Jakobsen</meta:initial-creator>
    <dc:creator>Gorm Jakobsen</dc:creator>
    <meta:creation-date>2025-02-28T20:29:00Z</meta:creation-date>
    <dc:date>2025-02-28T22:42:00Z</dc:date>
    <meta:template xlink:href="Normal" xlink:type="simple"/>
    <meta:editing-cycles>1</meta:editing-cycles>
    <meta:editing-duration>PT7980S</meta:editing-duration>
    <meta:document-statistic meta:page-count="3" meta:paragraph-count="15" meta:word-count="1113" meta:character-count="7777" meta:row-count="55" meta:non-whitespace-character-count="6679"/>
  </office:meta>
</office:document-meta>
</file>